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264.76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9.3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{</text:p>
          </table:table-cell>
          <table:table-cell table:number-columns-repeated="2"/>
          <table:table-cell table:style-name="ce1" table:number-columns-repeated="3"/>
        </table:table-row>
        <table:table-row table:style-name="ro2">
          <table:table-cell office:value-type="string" calcext:value-type="string">
            <text:p>#t”</text:p>
          </table:table-cell>
          <table:table-cell office:value-type="string" calcext:value-type="string">
            <text:p>Qual è il drop di Havel la Roccia?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Scaglia di titanite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Armatura di Havel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Spadone di Havel</text:p>
          </table:table-cell>
          <table:table-cell office:value-type="string" calcext:value-type="string">
            <text:p>“,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Anello di Havel</text:p>
          </table:table-cell>
          <table:table-cell office:value-type="string" calcext:value-type="string">
            <text:p>“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#t”</text:p>
          </table:table-cell>
          <table:table-cell office:value-type="string" calcext:value-type="string">
            <text:p>Da cosa viene ucciso Solaire in uno dei possibili finali della sua sidequest?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Uno scheletro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Un insetto del sole</text:p>
          </table:table-cell>
          <table:table-cell office:value-type="string" calcext:value-type="string">
            <text:p>“,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Il non morto prescelto</text:p>
          </table:table-cell>
          <table:table-cell office:value-type="string" calcext:value-type="string">
            <text:p>“,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Lautrec di Carim</text:p>
          </table:table-cell>
          <table:table-cell office:value-type="string" calcext:value-type="string">
            <text:p>“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/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2">
          <table:table-cell office:value-type="string" calcext:value-type="string">
            <text:p>#t”</text:p>
          </table:table-cell>
          <table:table-cell office:value-type="string" calcext:value-type="string">
            <text:p>Come si torna al Manicomio dei non morti una volta arrivati a Lordran?</text:p>
          </table:table-cell>
          <table:table-cell office:value-type="string" calcext:value-type="string">
            <text:p>“,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A piedi</text:p>
          </table:table-cell>
          <table:table-cell office:value-type="string" calcext:value-type="string">
            <text:p>“,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Con un drago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Con un corvo gigante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Teletrasporto</text:p>
          </table:table-cell>
          <table:table-cell office:value-type="string" calcext:value-type="string">
            <text:p>“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2">
          <table:table-cell office:value-type="string" calcext:value-type="string">
            <text:p>#t”</text:p>
          </table:table-cell>
          <table:table-cell office:value-type="string" calcext:value-type="string">
            <text:p>Come si chiama il pittore da cui prende il nome il primo dei DLC del primo capitolo?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Ariamis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“,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“,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Griggs</text:p>
          </table:table-cell>
          <table:table-cell office:value-type="string" calcext:value-type="string">
            <text:p>“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#t”</text:p>
          </table:table-cell>
          <table:table-cell office:value-type="string" calcext:value-type="string">
            <text:p>Che boss si trova nella cattedrale di Lothric dopo aver ucciso Vordt?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Gael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Ocelotte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Armatura del cavaliere drago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Danzatrice della valle boreale</text:p>
          </table:table-cell>
          <table:table-cell office:value-type="string" calcext:value-type="string">
            <text:p>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#t”</text:p>
          </table:table-cell>
          <table:table-cell office:value-type="string" calcext:value-type="string">
            <text:p>In che zona si trova l’anello della cloranzia?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All’altare del vincolo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Borgo dei non morti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Strada dei sacrifici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Irithyll della valle boreale</text:p>
          </table:table-cell>
          <table:table-cell office:value-type="string" calcext:value-type="string">
            <text:p>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#t”</text:p>
          </table:table-cell>
          <table:table-cell office:value-type="string" calcext:value-type="string">
            <text:p>Chi appare all’altare del vincolo dopo aver fatto suonare le due campane del risveglio?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Il cavaliere caduto (crestfallen)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Frampt, cercatore di re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Andre di Astora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Kirk, cavaliere delle spine</text:p>
          </table:table-cell>
          <table:table-cell office:value-type="string" calcext:value-type="string">
            <text:p>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#t”</text:p>
          </table:table-cell>
          <table:table-cell office:value-type="string" calcext:value-type="string">
            <text:p>Chi è il fido compagno di Artorias, il camminatore dell’abisso?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Smough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Il demone toro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Girandola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Sif, il grande lupo</text:p>
          </table:table-cell>
          <table:table-cell office:value-type="string" calcext:value-type="string">
            <text:p>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Chi è il boss finale del secondo capitolo?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Dragone antico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Vendrick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Nashandra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Velstadt</text:p>
          </table:table-cell>
          <table:table-cell office:value-type="string" calcext:value-type="string">
            <text:p>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#t”</text:p>
          </table:table-cell>
          <table:table-cell office:value-type="string" calcext:value-type="string">
            <text:p>Chi appare come illusione dopo aver battuto i cavalieri Ornstein e Smough?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{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Gwyndolin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Solaire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Lord Gwyn</text:p>
          </table:table-cell>
          <table:table-cell office:value-type="string" calcext:value-type="string">
            <text:p>“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”</text:p>
          </table:table-cell>
          <table:table-cell office:value-type="string" calcext:value-type="string">
            <text:p>Gwynevere</text:p>
          </table:table-cell>
          <table:table-cell office:value-type="string" calcext:value-type="string">
            <text:p>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t},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},</text:p>
          </table:table-cell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5:50:20.161041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5:26:56.286097376</meta:creation-date>
    <dc:date>2018-09-08T16:16:29.533764604</dc:date>
    <meta:editing-duration>PT4M29S</meta:editing-duration>
    <meta:editing-cycles>2</meta:editing-cycles>
    <meta:generator>LibreOffice/5.2.7.2$Linux_X86_64 LibreOffice_project/20m0$Build-2</meta:generator>
    <meta:document-statistic meta:table-count="1" meta:cell-count="210" meta:object-count="0"/>
  </office:meta>
</office:document-meta>
</file>